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text-align="center" style:justify-single-word="false"/>
      <style:text-properties style:font-name="Times New Roman" officeooo:rsid="000fd132" officeooo:paragraph-rsid="000fd132"/>
    </style:style>
    <style:style style:name="P2" style:family="paragraph" style:parent-style-name="Text_20_body">
      <style:paragraph-properties fo:text-align="center" style:justify-single-word="false"/>
      <style:text-properties style:font-name="Times New Roman" officeooo:rsid="000fd132" officeooo:paragraph-rsid="000fd132"/>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Heading_20_1">
      <style:text-properties style:font-name="Times New Roman" fo:font-size="20pt" officeooo:rsid="000fd132" officeooo:paragraph-rsid="000fd132" style:font-size-asian="17.5pt" style:font-size-complex="20pt"/>
    </style:style>
    <style:style style:name="P9" style:family="paragraph" style:parent-style-name="Text_20_body">
      <style:text-properties style:font-name="Times New Roman" fo:font-size="20pt" officeooo:rsid="000fd132" officeooo:paragraph-rsid="000fd132" style:font-size-asian="17.5pt" style:font-size-complex="20pt"/>
    </style:style>
    <style:style style:name="P10" style:family="paragraph" style:parent-style-name="Heading_20_1">
      <style:text-properties style:font-name="Times New Roman" officeooo:rsid="000fd132" officeooo:paragraph-rsid="000fd132"/>
    </style:style>
    <style:style style:name="P11" style:family="paragraph" style:parent-style-name="Text_20_body">
      <style:text-properties style:font-name="Times New Roman" officeooo:rsid="000fd132" officeooo:paragraph-rsid="000fd132"/>
    </style:style>
    <style:style style:name="P12" style:family="paragraph" style:parent-style-name="Text_20_body">
      <style:text-properties officeooo:paragraph-rsid="000fd132"/>
    </style:style>
    <style:style style:name="P13" style:family="paragraph" style:parent-style-name="Text_20_body">
      <style:text-properties style:font-name="Times New Roman" fo:font-weight="bold" officeooo:rsid="0010ae9d" officeooo:paragraph-rsid="000fd132" style:font-weight-asian="bold" style:font-weight-complex="bold"/>
    </style:style>
    <style:style style:name="P14" style:family="paragraph" style:parent-style-name="Heading_20_2">
      <style:text-properties style:font-name="Times New Roman" officeooo:rsid="0010ae9d" officeooo:paragraph-rsid="0010ae9d"/>
    </style:style>
    <style:style style:name="P15" style:family="paragraph" style:parent-style-name="Text_20_body">
      <style:text-properties style:font-name="Times New Roman" officeooo:rsid="0010ae9d" officeooo:paragraph-rsid="0010ae9d"/>
    </style:style>
    <style:style style:name="P16" style:family="paragraph" style:parent-style-name="Text_20_body" style:list-style-name="L1">
      <style:text-properties style:font-name="Times New Roman" officeooo:rsid="001110e2" officeooo:paragraph-rsid="001110e2"/>
    </style:style>
    <style:style style:name="P17" style:family="paragraph" style:parent-style-name="Text_20_body">
      <style:text-properties style:font-name="Times New Roman" officeooo:rsid="001110e2" officeooo:paragraph-rsid="001110e2"/>
    </style:style>
    <style:style style:name="P18" style:family="paragraph" style:parent-style-name="Heading_20_3">
      <style:text-properties style:font-name="Times New Roman" officeooo:rsid="001250db" officeooo:paragraph-rsid="001250db"/>
    </style:style>
    <style:style style:name="P19" style:family="paragraph" style:parent-style-name="Text_20_body">
      <style:text-properties style:font-name="Times New Roman" officeooo:paragraph-rsid="001250db"/>
    </style:style>
    <style:style style:name="P20" style:family="paragraph" style:parent-style-name="Text_20_body" style:list-style-name="L2">
      <style:text-properties style:font-name="Times New Roman" officeooo:rsid="001250db" officeooo:paragraph-rsid="001250db"/>
    </style:style>
    <style:style style:name="P21" style:family="paragraph" style:parent-style-name="Text_20_body">
      <style:text-properties officeooo:rsid="001250db" officeooo:paragraph-rsid="001250db"/>
    </style:style>
    <style:style style:name="P22" style:family="paragraph" style:parent-style-name="Heading_20_4">
      <style:text-properties officeooo:rsid="0013f312" officeooo:paragraph-rsid="0013f312"/>
    </style:style>
    <style:style style:name="P23" style:family="paragraph" style:parent-style-name="Text_20_body">
      <style:text-properties style:font-name="Times New Roman" officeooo:rsid="0013f312" officeooo:paragraph-rsid="0013f312"/>
    </style:style>
    <style:style style:name="P24" style:family="paragraph" style:parent-style-name="Text_20_body">
      <style:text-properties style:font-name="Times New Roman" officeooo:rsid="0016523f" officeooo:paragraph-rsid="0013f312"/>
    </style:style>
    <style:style style:name="P25" style:family="paragraph" style:parent-style-name="Text_20_body">
      <style:text-properties style:font-name="Liberation Mono" fo:font-weight="bold" officeooo:rsid="0018fc89" officeooo:paragraph-rsid="0018fc89" style:font-weight-asian="bold" style:font-weight-complex="bold"/>
    </style:style>
    <style:style style:name="P26" style:family="paragraph" style:parent-style-name="Text_20_body">
      <style:text-properties style:font-name="Times New Roman" fo:font-weight="normal" officeooo:rsid="0018fc89" officeooo:paragraph-rsid="0018fc89" style:font-weight-asian="normal" style:font-weight-complex="normal"/>
    </style:style>
    <style:style style:name="P27" style:family="paragraph" style:parent-style-name="Text_20_body">
      <style:text-properties officeooo:paragraph-rsid="0013f312"/>
    </style:style>
    <style:style style:name="P28" style:family="paragraph" style:parent-style-name="Heading_20_5">
      <style:text-properties officeooo:rsid="0013f312" officeooo:paragraph-rsid="0013f312"/>
    </style:style>
    <style:style style:name="P29" style:family="paragraph" style:parent-style-name="Text_20_body">
      <style:text-properties officeooo:rsid="0018fc89" officeooo:paragraph-rsid="0018fc89"/>
    </style:style>
    <style:style style:name="P30" style:family="paragraph" style:parent-style-name="Text_20_body">
      <style:text-properties style:font-name="Times New Roman" officeooo:paragraph-rsid="00147b24"/>
    </style:style>
    <style:style style:name="P31" style:family="paragraph" style:parent-style-name="Text_20_body">
      <style:text-properties style:font-name="Times New Roman" officeooo:rsid="0016523f" officeooo:paragraph-rsid="00147b24"/>
    </style:style>
    <style:style style:name="P32" style:family="paragraph" style:parent-style-name="Heading_20_1">
      <style:text-properties style:font-name="Times New Roman" officeooo:rsid="0016523f" officeooo:paragraph-rsid="0016523f"/>
    </style:style>
    <style:style style:name="P33" style:family="paragraph" style:parent-style-name="Text_20_body">
      <style:text-properties style:font-name="Times New Roman" officeooo:paragraph-rsid="0016523f"/>
    </style:style>
    <style:style style:name="P34" style:family="paragraph" style:parent-style-name="Text_20_body">
      <style:text-properties style:font-name="Times New Roman" fo:font-size="12pt" officeooo:rsid="0016523f" officeooo:paragraph-rsid="0016523f" style:font-size-asian="12pt" style:font-size-complex="12pt"/>
    </style:style>
    <style:style style:name="P35" style:family="paragraph" style:parent-style-name="Footnote">
      <style:text-properties officeooo:rsid="0016523f" officeooo:paragraph-rsid="0016523f"/>
    </style:style>
    <style:style style:name="P36" style:family="paragraph" style:parent-style-name="Text_20_body">
      <style:text-properties officeooo:paragraph-rsid="00180140"/>
    </style:style>
    <style:style style:name="P37" style:family="paragraph" style:parent-style-name="Heading_20_2">
      <style:text-properties style:font-name="Times New Roman"/>
    </style:style>
    <style:style style:name="P38" style:family="paragraph" style:parent-style-name="Text_20_body">
      <style:text-properties officeooo:rsid="00180140" officeooo:paragraph-rsid="00180140"/>
    </style:style>
    <style:style style:name="P39" style:family="paragraph" style:parent-style-name="Text_20_body">
      <style:text-properties fo:font-variant="normal" fo:text-transform="none" fo:color="#000000" loext:opacity="100%" style:font-name="Times New Roman" fo:font-size="12pt" fo:letter-spacing="normal" fo:font-style="normal" fo:font-weight="normal" officeooo:rsid="00182919" officeooo:paragraph-rsid="00180140" style:font-size-asian="12pt" style:font-weight-asian="normal" style:font-size-complex="12pt" style:font-weight-complex="normal"/>
    </style:style>
    <style:style style:name="P40" style:family="paragraph" style:parent-style-name="Heading_20_1">
      <style:text-properties style:font-name="Times New Roman" officeooo:rsid="001b7e9c" officeooo:paragraph-rsid="001b7e9c"/>
    </style:style>
    <style:style style:name="P41" style:family="paragraph" style:parent-style-name="Text_20_body">
      <style:text-properties style:font-name="Times New Roman" officeooo:rsid="001b7e9c" officeooo:paragraph-rsid="001b7e9c"/>
    </style:style>
    <style:style style:name="P42" style:family="paragraph" style:parent-style-name="Text_20_body">
      <style:text-properties style:font-name="Times New Roman" fo:font-weight="normal" officeooo:rsid="001b7e9c" officeooo:paragraph-rsid="001b7e9c" style:font-weight-asian="normal" style:font-weight-complex="normal"/>
    </style:style>
    <style:style style:name="P43" style:family="paragraph" style:parent-style-name="Text_20_body">
      <style:text-properties style:font-name="Liberation Mono" fo:font-size="10pt" fo:font-weight="normal" officeooo:rsid="001b7e9c" officeooo:paragraph-rsid="001b7e9c" style:font-size-asian="10pt" style:font-weight-asian="normal" style:font-size-complex="10pt" style:font-weight-complex="normal"/>
    </style:style>
    <style:style style:name="P44" style:family="paragraph" style:parent-style-name="Preformatted_20_Text">
      <style:text-properties fo:font-variant="normal" fo:text-transform="none" fo:color="#000000" loext:opacity="87%" style:font-name="Liberation Mono" fo:font-size="10pt" fo:letter-spacing="normal" fo:font-style="normal" fo:font-weight="normal" officeooo:rsid="001b7e9c" officeooo:paragraph-rsid="001b7e9c" style:font-size-asian="10pt" style:font-weight-asian="normal" style:font-size-complex="10pt" style:font-weight-complex="normal"/>
    </style:style>
    <style:style style:name="P45"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fo:padding="0cm" fo:border="none"/>
      <style:text-properties fo:font-variant="normal" fo:text-transform="none" fo:color="#000000" loext:opacity="87%" style:font-name="Liberation Mono" fo:font-size="10pt" fo:letter-spacing="normal" fo:font-style="normal" fo:font-weight="normal" officeooo:rsid="001b7e9c" style:font-size-asian="10pt" style:font-size-complex="10pt"/>
    </style:style>
    <style:style style:name="P46" style:family="paragraph" style:parent-style-name="Text_20_body">
      <style:text-properties style:font-name="Liberation Mono" fo:font-weight="normal" officeooo:rsid="001b7e9c" officeooo:paragraph-rsid="001b7e9c" style:font-weight-asian="normal" style:font-weight-complex="normal"/>
    </style:style>
    <style:style style:name="P47" style:family="paragraph" style:parent-style-name="Footnote">
      <style:text-properties officeooo:rsid="00296971" officeooo:paragraph-rsid="00296971"/>
    </style:style>
    <style:style style:name="P48" style:family="paragraph" style:parent-style-name="Text_20_body">
      <style:text-properties style:font-name="Liberation Mono" fo:font-size="10pt" fo:font-weight="normal" officeooo:rsid="001dbbc6" officeooo:paragraph-rsid="001dbbc6" style:font-size-asian="10pt" style:font-weight-asian="normal" style:font-size-complex="10pt" style:font-weight-complex="normal"/>
    </style:style>
    <style:style style:name="P49" style:family="paragraph" style:parent-style-name="Preformatted_20_Text">
      <style:text-properties fo:font-variant="normal" fo:text-transform="none" fo:color="#000000" loext:opacity="87%" style:font-name="Liberation Mono" fo:font-size="10pt" fo:letter-spacing="normal" fo:font-style="normal" fo:font-weight="normal" officeooo:rsid="00180140" officeooo:paragraph-rsid="00180140" style:font-size-asian="10pt" style:font-weight-asian="normal" style:font-size-complex="10pt" style:font-weight-complex="normal"/>
    </style:style>
    <style:style style:name="P50"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fo:padding="0cm" fo:border="none"/>
      <style:text-properties fo:font-variant="normal" fo:text-transform="none" fo:color="#000000" loext:opacity="87%" style:font-name="Liberation Mono" fo:font-size="10pt" fo:letter-spacing="normal" fo:font-style="normal" fo:font-weight="normal" officeooo:rsid="00180140" style:font-size-asian="10pt" style:font-size-complex="10pt"/>
    </style:style>
    <style:style style:name="P51" style:family="paragraph" style:parent-style-name="Text_20_body">
      <style:text-properties style:font-name="Liberation Mono" fo:font-size="12pt" fo:font-weight="normal" officeooo:rsid="00180140" officeooo:paragraph-rsid="00180140" style:font-size-asian="12pt" style:font-weight-asian="normal" style:font-size-complex="12pt" style:font-weight-complex="normal"/>
    </style:style>
    <style:style style:name="P52" style:family="paragraph" style:parent-style-name="Text_20_body">
      <style:text-properties style:font-name="Times New Roman" fo:font-size="12pt" fo:font-weight="normal" officeooo:rsid="001dbbc6" officeooo:paragraph-rsid="001dbbc6" style:font-size-asian="12pt" style:font-weight-asian="normal" style:font-size-complex="12pt" style:font-weight-complex="normal"/>
    </style:style>
    <style:style style:name="P53" style:family="paragraph" style:parent-style-name="Heading_20_2">
      <style:text-properties style:font-name="Times New Roman" officeooo:rsid="00214cc6" officeooo:paragraph-rsid="00214cc6"/>
    </style:style>
    <style:style style:name="P54" style:family="paragraph" style:parent-style-name="Text_20_body">
      <style:text-properties officeooo:rsid="00214cc6" officeooo:paragraph-rsid="00214cc6"/>
    </style:style>
    <style:style style:name="P55" style:family="paragraph" style:parent-style-name="Footnote">
      <style:paragraph-properties style:writing-mode="lr-tb"/>
      <style:text-properties officeooo:rsid="0022ebf7" officeooo:paragraph-rsid="0022ebf7"/>
    </style:style>
    <style:style style:name="P56" style:family="paragraph" style:parent-style-name="Text_20_body">
      <style:text-properties style:font-name="Times New Roman" officeooo:rsid="0022ebf7" officeooo:paragraph-rsid="00214cc6"/>
    </style:style>
    <style:style style:name="P57" style:family="paragraph" style:parent-style-name="Heading_20_1">
      <style:text-properties style:font-name="Times New Roman" officeooo:rsid="0024149d" officeooo:paragraph-rsid="0024149d"/>
    </style:style>
    <style:style style:name="P58" style:family="paragraph" style:parent-style-name="Text_20_body">
      <style:text-properties style:font-name="Times New Roman" officeooo:rsid="0024149d" officeooo:paragraph-rsid="0024149d"/>
    </style:style>
    <style:style style:name="P59" style:family="paragraph" style:parent-style-name="Text_20_body">
      <style:text-properties style:font-name="Times New Roman" fo:font-weight="normal" officeooo:rsid="0024149d" officeooo:paragraph-rsid="0024149d" style:font-weight-asian="normal" style:font-weight-complex="normal"/>
    </style:style>
    <style:style style:name="P60" style:family="paragraph" style:parent-style-name="Heading_20_2">
      <style:text-properties style:font-name="Times New Roman" officeooo:rsid="0029d462" officeooo:paragraph-rsid="0029d462"/>
    </style:style>
    <style:style style:name="P61" style:family="paragraph" style:parent-style-name="Text_20_body">
      <style:text-properties style:font-name="Times New Roman" officeooo:rsid="0029d462" officeooo:paragraph-rsid="0029d462"/>
    </style:style>
    <style:style style:name="T1" style:family="text">
      <style:text-properties style:font-name="Times New Roman" officeooo:rsid="000fd132"/>
    </style:style>
    <style:style style:name="T2" style:family="text">
      <style:text-properties style:font-name="Times New Roman" fo:font-weight="bold" officeooo:rsid="000fd132" style:font-weight-asian="bold" style:font-weight-complex="bold"/>
    </style:style>
    <style:style style:name="T3" style:family="text">
      <style:text-properties style:font-name="Times New Roman" officeooo:rsid="0010ae9d"/>
    </style:style>
    <style:style style:name="T4" style:family="text">
      <style:text-properties style:font-name="Times New Roman" fo:font-weight="bold" officeooo:rsid="0010ae9d" style:font-weight-asian="bold" style:font-weight-complex="bold"/>
    </style:style>
    <style:style style:name="T5" style:family="text">
      <style:text-properties style:font-name="Times New Roman" fo:font-weight="normal" officeooo:rsid="0010ae9d" style:font-weight-asian="normal" style:font-weight-complex="normal"/>
    </style:style>
    <style:style style:name="T6" style:family="text">
      <style:text-properties officeooo:rsid="001110e2"/>
    </style:style>
    <style:style style:name="T7" style:family="text">
      <style:text-properties officeooo:rsid="001250db"/>
    </style:style>
    <style:style style:name="T8" style:family="text">
      <style:text-properties style:font-name="Times New Roman"/>
    </style:style>
    <style:style style:name="T9" style:family="text">
      <style:text-properties style:font-name="Times New Roman" officeooo:rsid="0024f059"/>
    </style:style>
    <style:style style:name="T10" style:family="text">
      <style:text-properties officeooo:rsid="00182919"/>
    </style:style>
    <style:style style:name="T11" style:family="text">
      <style:text-properties officeooo:rsid="00180140"/>
    </style:style>
    <style:style style:name="T12" style:family="text">
      <style:text-properties fo:font-weight="bold" officeooo:rsid="00180140" style:font-weight-asian="bold" style:font-weight-complex="bold"/>
    </style:style>
    <style:style style:name="T13" style:family="text">
      <style:text-properties fo:font-weight="normal" officeooo:rsid="00180140" style:font-weight-asian="normal" style:font-weight-complex="normal"/>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loext:opacity="100%" style:font-name="Times New Roman" fo:font-size="12pt" fo:letter-spacing="normal" fo:font-style="normal" fo:font-weight="normal" officeooo:rsid="00182919" style:font-size-asian="12pt" style:font-weight-asian="normal" style:font-size-complex="12pt" style:font-weight-complex="normal"/>
    </style:style>
    <style:style style:name="T18" style:family="text">
      <style:text-properties fo:font-variant="normal" fo:text-transform="none" fo:color="#000000" loext:opacity="100%" style:font-name="Times New Roman" fo:font-size="12pt" fo:letter-spacing="normal" fo:font-style="normal" fo:font-weight="bold" officeooo:rsid="00182919" style:font-size-asian="12pt" style:font-weight-asian="bold" style:font-size-complex="12pt" style:font-weight-complex="bold"/>
    </style:style>
    <style:style style:name="T19" style:family="text">
      <style:text-properties fo:font-variant="normal" fo:text-transform="none" fo:color="#800000" loext:opacity="100%" style:font-name="Times New Roman" fo:font-size="12pt" fo:letter-spacing="normal" fo:font-style="normal" fo:font-weight="normal" officeooo:rsid="00182919" style:font-size-asian="12pt" style:font-weight-asian="normal" style:font-size-complex="12pt"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1c5ec7"/>
    </style:style>
    <style:style style:name="T23" style:family="text">
      <style:text-properties fo:font-weight="bold" officeooo:rsid="001c5ec7" style:font-weight-asian="bold" style:font-weight-complex="bold"/>
    </style:style>
    <style:style style:name="T24" style:family="text">
      <style:text-properties style:font-name="Times New Roman" officeooo:rsid="0022ebf7"/>
    </style:style>
    <style:style style:name="T25" style:family="text">
      <style:text-properties officeooo:rsid="00296971"/>
    </style:style>
    <style:style style:name="T26" style:family="text">
      <style:text-properties style:font-name="Times New Roman" officeooo:rsid="00296971"/>
    </style:style>
    <style:style style:name="T27" style:family="text">
      <style:text-properties style:font-name="Times New Roman" officeooo:rsid="0029d462"/>
    </style:style>
    <style:style style:name="T28" style:family="text">
      <style:text-properties fo:font-weight="normal" officeooo:rsid="002adc01" style:font-weight-asian="normal" style:font-weight-complex="normal"/>
    </style:style>
    <style:style style:name="T29" style:family="text">
      <style:text-properties fo:font-weight="normal" officeooo:rsid="002c6deb" style:font-weight-asian="normal" style:font-weight-complex="normal"/>
    </style:style>
    <style:style style:name="T30" style:family="text">
      <style:text-properties fo:font-weight="bold" officeooo:rsid="002c6deb"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Análise de dados Exploratória: aplicando métodos para padronização e normalização dos dado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Sumário</text:p>
          </text:index-title>
          <text:p text:style-name="P3"><text:a xlink:type="simple" xlink:href="#__RefHeading___Toc7141_134261205" text:style-name="Index_20_Link" text:visited-style-name="Index_20_Link"><text:s/>Motivações<text:tab/>3</text:a></text:p>
          <text:p text:style-name="P4"><text:a xlink:type="simple" xlink:href="#__RefHeading___Toc7143_134261205" text:style-name="Index_20_Link" text:visited-style-name="Index_20_Link">Gerenciador de pacotes e módulos utilizados na pesquisa<text:tab/>3</text:a></text:p>
          <text:p text:style-name="P5"><text:a xlink:type="simple" xlink:href="#__RefHeading___Toc14326_134261205" text:style-name="Index_20_Link" text:visited-style-name="Index_20_Link">Especificações do hardware usado<text:tab/>3</text:a></text:p>
          <text:p text:style-name="P6"><text:a xlink:type="simple" xlink:href="#__RefHeading___Toc14328_134261205" text:style-name="Index_20_Link" text:visited-style-name="Index_20_Link">Convenções utilizadas<text:tab/>3</text:a></text:p>
          <text:p text:style-name="P7"><text:a xlink:type="simple" xlink:href="#__RefHeading___Toc14330_134261205" text:style-name="Index_20_Link" text:visited-style-name="Index_20_Link">Contato<text:tab/>4</text:a></text:p>
          <text:p text:style-name="P3"><text:a xlink:type="simple" xlink:href="#__RefHeading___Toc423_3688994163" text:style-name="Index_20_Link" text:visited-style-name="Index_20_Link">Entendendo o Dataset<text:tab/>4</text:a></text:p>
          <text:p text:style-name="P4"><text:a xlink:type="simple" xlink:href="#__RefHeading___Toc425_3688994163" text:style-name="Index_20_Link" text:visited-style-name="Index_20_Link">Para que serve um dicionário?<text:tab/>4</text:a></text:p>
          <text:p text:style-name="P3"><text:a xlink:type="simple" xlink:href="#__RefHeading___Toc678_48351520" text:style-name="Index_20_Link" text:visited-style-name="Index_20_Link">Tratando dados<text:tab/>5</text:a></text:p>
          <text:p text:style-name="P4"><text:a xlink:type="simple" xlink:href="#__RefHeading___Toc680_48351520" text:style-name="Index_20_Link" text:visited-style-name="Index_20_Link">Observações no tratamento de dados<text:tab/>6</text:a></text:p>
          <text:p text:style-name="P3"><text:a xlink:type="simple" xlink:href="#__RefHeading___Toc682_48351520" text:style-name="Index_20_Link" text:visited-style-name="Index_20_Link">Análise Descritiva<text:tab/>7</text:a></text:p>
        </text:index-body>
      </text:table-of-content>
      <text:h text:style-name="P8" text:outline-level="1" text:is-list-header="true"/>
      <text:p text:style-name="P9"/>
      <text:p text:style-name="P9"/>
      <text:p text:style-name="P9"/>
      <text:p text:style-name="P9"/>
      <text:p text:style-name="P9"/>
      <text:p text:style-name="P9"/>
      <text:p text:style-name="P9"/>
      <text:p text:style-name="P9"/>
      <text:p text:style-name="P9"/>
      <text:p text:style-name="P9"/>
      <text:p text:style-name="P9"/>
      <text:h text:style-name="P10" text:outline-level="1" text:is-list-header="true"/>
      <text:p text:style-name="P11"/>
      <text:p text:style-name="P11"/>
      <text:p text:style-name="P11"><text:s text:c="3"/></text:p>
      <text:h text:style-name="P10" text:outline-level="1"><text:bookmark-start text:name="__RefHeading___Toc7141_134261205"/><text:soft-page-break/><text:s text:c="102"/>Motivações<text:bookmark-end text:name="__RefHeading___Toc7141_134261205"/></text:h>
      <text:p text:style-name="P12"><text:span text:style-name="T1">Está pesquisa tem como propósito aplicar métodos voltados para </text:span><text:span text:style-name="T2">análise exploratória</text:span><text:span text:style-name="T1"> dos dados que por sua não tem como objetivo entregar insghts para às partes interessadas, uma vez que este tipo de análise é </text:span><text:span text:style-name="T3">atribuído para a </text:span><text:span text:style-name="T4">análise de dados explanatória. </text:span><text:span text:style-name="T5">Aqui vamos discutir sobre técnicas e métodos aplicados para um melhor entendimento dos dados, entender como outros analistas decidem aplicar métodos X ao invés de <text:s/>Y e assim por diante, vale lembrar que todos os artigos ou referências usadas serão deixas na página </text:span><text:span text:style-name="T4">notion.</text:span></text:p>
      <text:p text:style-name="P13"/>
      <text:h text:style-name="P14" text:outline-level="2" text:is-list-header="true"><text:bookmark-start text:name="__RefHeading___Toc7143_134261205"/><text:span text:style-name="T6">Gerenciador de pacotes</text:span> e módulos utilizados na pesquisa<text:bookmark-end text:name="__RefHeading___Toc7143_134261205"/></text:h>
      <text:p text:style-name="P15">Acredito que não seria nem um pouco encorajador ver uma vasta lista de módulos ou até mesmo softwares que no fim nem se quer foram usados, portanto prefiro fugir do complexismo para de algum modo gourmetizar meu trabalho. <text:s/><text:span text:style-name="T6">Toda a pesquisa será feita utilizando Python como ferramenta para analisar os dados, tanto na questão estatística quanto visualização dos dados.</text:span></text:p>
      <text:p text:style-name="P15"/>
      <text:list text:style-name="L1">
        <text:list-item>
          <text:p text:style-name="P16">Gerenciador: <text:span text:style-name="T7">Conda</text:span></text:p>
        </text:list-item>
        <text:list-item>
          <text:p text:style-name="P16">Pacotes: pyplotly, seaborn, scipy, sklearnig e pandas</text:p>
        </text:list-item>
      </text:list>
      <text:p text:style-name="P17"/>
      <text:h text:style-name="P18" text:outline-level="3" text:is-list-header="true"><text:bookmark-start text:name="__RefHeading___Toc14326_134261205"/>Especificações do hardware usado<text:bookmark-end text:name="__RefHeading___Toc14326_134261205"/></text:h>
      <text:p text:style-name="P19"/>
      <text:list text:style-name="L2">
        <text:list-item>
          <text:p text:style-name="P20">Modelo: <text:s/>Dell Vostro 3501</text:p>
        </text:list-item>
        <text:list-item>
          <text:p text:style-name="P20">Sistema operacional: Ubuntu 25.04</text:p>
        </text:list-item>
        <text:list-item>
          <text:p text:style-name="P20">Memória principal (RAM): 12 GB</text:p>
        </text:list-item>
        <text:list-item>
          <text:p text:style-name="P20">Memória interna: 256 GB</text:p>
        </text:list-item>
      </text:list>
      <text:p text:style-name="P21"/>
      <text:h text:style-name="P22" text:outline-level="4" text:is-list-header="true"><text:bookmark-start text:name="__RefHeading___Toc14328_134261205"/>Convenções utilizadas<text:bookmark-end text:name="__RefHeading___Toc14328_134261205"/></text:h>
      <text:p text:style-name="P23">Logo a baixo você poderá ver algumas convenções utilizadas para a criação deste documento, vale ressaltar que apesar daqui não se tratar de um “guia faça você mesmo” que passa explicar um passo a passo das instruções criadas, ainda sim gostaria de utilizar uma fonte especifica para os notebooks aqui mostrados.</text:p>
      <text:p text:style-name="P24"/>
      <text:p text:style-name="P25"/>
      <text:p text:style-name="P25"/>
      <text:p text:style-name="P25"/>
      <text:p text:style-name="P25"><text:soft-page-break/></text:p>
      <text:p text:style-name="P25">Liberation Mono</text:p>
      <text:p text:style-name="P26">Ao invés de utilizar imagens de cada notebook escrito, optei por utilizar está fonte para cada código feito para está pesquisa.</text:p>
      <text:p text:style-name="P27"/>
      <text:h text:style-name="P28" text:outline-level="5"><text:bookmark-start text:name="__RefHeading___Toc14330_134261205"/>Contato<text:bookmark-end text:name="__RefHeading___Toc14330_134261205"/></text:h>
      <text:p text:style-name="P29"><text:span text:style-name="T8">Caso tenha alguma dúvida em relação a está pesquisa ou queira dar sua opinião sobre, entr</text:span><text:span text:style-name="T9">e</text:span><text:span text:style-name="T8"> em contato pelo meu linkedin: </text:span><text:a xlink:type="simple" xlink:href="https://www.linkedin.com/in/diogo-santos-0a8730372/" text:style-name="Internet_20_link" text:visited-style-name="Visited_20_Internet_20_Link"><text:span text:style-name="T8">https://www.linkedin.com/in/diogo-santos-0a8730372/</text:span></text:a><text:span text:style-name="T8">, já caso tenha interesse em obter todo conteúdo envolvendo está pesquisa basta baixar o conteúdo do repositório github: </text:span><text:a xlink:type="simple" xlink:href="https://github.com/Diogonogueirasantos/Influencia-gerada-por-Redes-sociais" text:style-name="Internet_20_link" text:visited-style-name="Visited_20_Internet_20_Link"><text:span text:style-name="T8">https://github.com/Diogonogueirasantos/Influencia-gerada-por-Redes-sociais</text:span></text:a><text:span text:style-name="T8">.</text:span></text:p>
      <text:p text:style-name="P30"/>
      <text:p text:style-name="P31"/>
      <text:h text:style-name="P32" text:outline-level="1"><text:bookmark-start text:name="__RefHeading___Toc423_3688994163"/>Entendendo o Dataset<text:bookmark-end text:name="__RefHeading___Toc423_3688994163"/></text:h>
      <text:p text:style-name="P33"/>
      <text:p text:style-name="P34">Toda análise de dados tem como parte inicial entender a estrutura de dados que irá ser usada no projeto/pesquisa<text:note text:id="ftn1" text:note-class="footnote"><text:note-citation>1</text:note-citation><text:note-body><text:p text:style-name="P35">O termo “Projeto” <text:s/>e “Pesquisa” ainda me parece<text:span text:style-name="T10">m</text:span> muito vago, portanto será normal ao decorrer usar ambas as terminologias</text:p></text:note-body></text:note>, <text:span text:style-name="T11">e por fim “ajustar” os dados para que todos os tipos atribuídos a variáveis estejam adequados às respectivas variáveis. Portanto nesta parte inicial irei fazer alguns ajustes no dataset, seja traduzir variáveis ou simplesmente ajustá-las <text:s/>para o padrão definido no dicionário, que foi previamente concebido antes de sequer pensar em </text:span><text:span text:style-name="T12">tratamento de dados </text:span><text:span text:style-name="T13">no quesito mais avançado.</text:span></text:p>
      <text:p text:style-name="P36"/>
      <text:h text:style-name="P37" text:outline-level="2"><text:bookmark-start text:name="__RefHeading___Toc425_3688994163"/>Para que serve um dicionário?<text:bookmark-end text:name="__RefHeading___Toc425_3688994163"/></text:h>
      <text:p text:style-name="P38"><text:span text:style-name="T14">De acordo com que lê no livro: </text:span><text:span text:style-name="T15">Estatística e Ciência de Dados, </text:span><text:span text:style-name="T16">onde no segundo capitulo temos uma parte dedicada ao processo iniciar para a estruturação do projeto, temos que o dicionário será aquilo que servirá como molde, ou melhor o alicerce para à futura construção, logo em um dicionário teremos a definição dos </text:span><text:span text:style-name="T15">rótulos</text:span><text:span text:style-name="T16"> (nomes que serão definidos para substituir nomes que previamente já foram anexados as variáveis) </text:span><text:span text:style-name="T17">em seguida será definido o tipo de dado atribuído para cada variável se qualitativa: nominal ou ordinal, ou quantitativa: discreta ou contínua, temos será também as limitações definidas para as variáveis ou até mesmo um padrão para uma medida de mensuração. Com isso temos que o dicionário é uma parte extremamente necessária para o processo de </text:span><text:span text:style-name="T18">Padronização</text:span><text:span text:style-name="T17"> e </text:span><text:span text:style-name="T18">Normalização</text:span><text:span text:style-name="T17"> de dados. Para finalizar está breve sessão irei deixar o </text:span><text:a xlink:type="simple" xlink:href="https://acadcruzeirodosul-my.sharepoint.com/:x:/g/personal/diogosantos03_cs_unicid_edu_br/EWW7Wsl_j_lDgFsCCOBpWKkBhXQvhjZdnZ1FtijHtoJ6mQ?e=nh8ftJ" text:style-name="Internet_20_link" text:visited-style-name="Visited_20_Internet_20_Link"><text:span text:style-name="T19">link</text:span></text:a><text:span text:style-name="T17"> para o dicionario criado para este projeto.</text:span></text:p>
      <text:p text:style-name="P39"/>
      <text:p text:style-name="P39"/>
      <text:p text:style-name="P39"/>
      <text:p text:style-name="P39"/>
      <text:p text:style-name="P39"><text:soft-page-break/></text:p>
      <text:h text:style-name="P40" text:outline-level="1" text:is-list-header="true"><text:bookmark-start text:name="__RefHeading___Toc678_48351520"/>Tratando dados<text:bookmark-end text:name="__RefHeading___Toc678_48351520"/></text:h>
      <text:p text:style-name="P41">Bom, para iniciar o processo de tratamento de dados, verifiquei se todos às variáveis estão de acordo com o tipo definido no <text:a xlink:type="simple" xlink:href="https://acadcruzeirodosul-my.sharepoint.com/:x:/g/personal/diogosantos03_cs_unicid_edu_br/EWW7Wsl_j_lDgFsCCOBpWKkBhXQvhjZdnZ1FtijHtoJ6mQ?e=6w5eGU" text:style-name="Internet_20_link" text:visited-style-name="Visited_20_Internet_20_Link">dicionário</text:a> para isso usei a função <text:span text:style-name="T20">dtypes </text:span><text:span text:style-name="T21">do pandas, com isso temos o resultado abaixo:</text:span></text:p>
      <text:p text:style-name="P42"/>
      <text:p text:style-name="P43">df.dtypes</text:p>
      <text:p text:style-name="P44">Idade <text:s text:c="52"/>int64</text:p>
      <text:p text:style-name="P45">Genero <text:s text:c="50"/>object</text:p>
      <text:p text:style-name="P45">Tempo de Uso em Redes Sociais <text:s text:c="26"/>float64</text:p>
      <text:p text:style-name="P45">Numero de Plataformas Usadas <text:s text:c="29"/>int64</text:p>
      <text:p text:style-name="P45">Frenquencia de Posts <text:s text:c="36"/>object</text:p>
      <text:p text:style-name="P45">Frequencia de Posts (Ordinal) <text:s text:c="26"/>float64</text:p>
      <text:p text:style-name="P45">Frequencia de Verificacao por Notificacoes <text:s text:c="14"/>object</text:p>
      <text:p text:style-name="P45">Frequencia de Verificacao por Notificacoes (Ordinal) <text:s text:c="3"/>float64</text:p>
      <text:p text:style-name="P45">Taxa de Reconhecimento de Dependencia <text:s text:c="18"/>float64</text:p>
      <text:p text:style-name="P45">Cyberbullying Experience <text:s text:c="33"/>int64</text:p>
      <text:p text:style-name="P45">Taxa de Autoestima Reportada <text:s text:c="27"/>float64</text:p>
      <text:p text:style-name="P45">Qualidade de Sono <text:s text:c="38"/>float64</text:p>
      <text:p text:style-name="P45">Taxa de Ansiedade <text:s text:c="38"/>float64</text:p>
      <text:p text:style-name="P45">Fadiga Gerada pelo Uso de Redes Sociais <text:s text:c="18"/>int64</text:p>
      <text:p text:style-name="P45">Status de Saude Mental <text:s text:c="34"/>object</text:p>
      <text:p text:style-name="P45">Status de Saude Mental (Ordinal) <text:s text:c="23"/>float64</text:p>
      <text:p text:style-name="P45">dtype: object</text:p>
      <text:p text:style-name="P46"/>
      <text:p text:style-name="P42">Logo podemos concluir que sim, de fato todas às variáveis estão de acordo com o padrão definido no dicionário (é valido lembrar que o padrão definido no dicionário a via de regra pode vir ter mudanças de acordo com o andamento do projeto). <text:s/>Agora que já verificamos a natureza dos dados vamos tratar dos valores nulos<text:note text:id="ftn2" text:note-class="footnote"><text:note-citation>2</text:note-citation><text:note-body><text:p text:style-name="P47">Valido ressaltar que os valores nulos representam a ausência de valor, logo atribuir zeros a estes valores não seria uma boa recomendação, o ideal seria portando definir um código que por sua vez representaria todos ou parte dos valores nulos. </text:p></text:note-body></text:note>, <text:span text:style-name="T22">e para isso, usei a função </text:span><text:span text:style-name="T23">isnull</text:span><text:span text:style-name="T22"> de pandas para entender se, a somatória dos casos valeria o esforço da aplicação do tratamento de dados.</text:span></text:p>
      <text:p text:style-name="P48"/>
      <text:p text:style-name="P48"/>
      <text:p text:style-name="P48"/>
      <text:p text:style-name="P48"/>
      <text:p text:style-name="P48"/>
      <text:p text:style-name="P48"/>
      <text:p text:style-name="P48"/>
      <text:p text:style-name="P48"/>
      <text:p text:style-name="P48"><text:tab/></text:p>
      <text:p text:style-name="P48"><text:soft-page-break/>df.isnull().mean().round(2) / 2 * 100</text:p>
      <text:p text:style-name="P49">Age <text:s text:c="35"/>0.0</text:p>
      <text:p text:style-name="P50">Gender <text:s text:c="32"/>0.0</text:p>
      <text:p text:style-name="P50">Daily Social Media Usage(hours) <text:s text:c="7"/>0.5</text:p>
      <text:p text:style-name="P50">Number of Social Media Platforms <text:s text:c="6"/>0.0</text:p>
      <text:p text:style-name="P50">Frequency of Posts <text:s text:c="20"/>0.0</text:p>
      <text:p text:style-name="P50">Frequency of Checking Notifications <text:s text:c="3"/>0.5</text:p>
      <text:p text:style-name="P50">Self Reported Addiction Score <text:s text:c="9"/>0.5</text:p>
      <text:p text:style-name="P50">Cyberbullying Experience <text:s text:c="14"/>0.0</text:p>
      <text:p text:style-name="P50">Self Esteem Score <text:s text:c="21"/>0.5</text:p>
      <text:p text:style-name="P50">Sleep Quality <text:s text:c="25"/>0.5</text:p>
      <text:p text:style-name="P50">Anxiety Score <text:s text:c="25"/>0.5</text:p>
      <text:p text:style-name="P50">Social Media Fatigue Score <text:s text:c="12"/>0.0</text:p>
      <text:p text:style-name="P50">Mental Health Status <text:s text:c="18"/>0.0</text:p>
      <text:p text:style-name="P50">dtype: float64</text:p>
      <text:p text:style-name="P51"/>
      <text:p text:style-name="P52">Como podemos ver, em nosso dataset de fato há <text:s/>ocorrências de valores nulos, porém, temos a seguinte questão <text:s/>“Vale mesmo apena tratar 5% dos casos deste dataset?”, sinceramente acredito que a solução mais lucida para este caso será excluir todos os 5% destes casos uma vez que, passo a entender que não existe representatividade <text:s/>suficiente para entender que estes dados excluídos de fato venham fazer falta. </text:p>
      <text:p text:style-name="P52"/>
      <text:h text:style-name="P53" text:outline-level="2"><text:bookmark-start text:name="__RefHeading___Toc680_48351520"/>Observações no tratamento de dados <text:bookmark-end text:name="__RefHeading___Toc680_48351520"/></text:h>
      <text:p text:style-name="P54"><text:span text:style-name="T8">Gostaria de fazer algumas observações a respeito da limpeza dos dados, como foi </text:span><text:span text:style-name="T24">mostrado</text:span><text:span text:style-name="T8"> acima todos os registros</text:span><text:span text:style-name="T8"><text:note text:id="ftn3" text:note-class="footnote"><text:note-citation>3</text:note-citation><text:note-body><text:p text:style-name="P55"><text:span text:style-name="T25">O termo registro vem do inglês “Record”, usado para se referir ao indivíduo ou caso situados em um dataset.</text:span></text:p></text:note-body></text:note></text:span><text:span text:style-name="T8"> nulos </text:span><text:span text:style-name="T24">foram deletados do dataset e depois disso nem </text:span><text:span text:style-name="T26">um </text:span><text:span text:style-name="T24">outro tipo de tratamento foi feito no quesito limpeza, como por exemplo verificar a duplicidade ou até mesmo digitações com espaços, por um lado podemos enxergar isso como uma limpeza “preguiçosa” porém como este dataset vem do </text:span><text:a xlink:type="simple" xlink:href="https://www.kaggle.com/" text:style-name="Internet_20_link" text:visited-style-name="Visited_20_Internet_20_Link"><text:span text:style-name="T24">Kaggle</text:span></text:a><text:span text:style-name="T24">, optei por simplesmente não verificar a duplicidade dos dados uma vez que, <text:s/></text:span><text:span text:style-name="T26">i)</text:span><text:span text:style-name="T24"> não existe um parâmetro como ID ou algo que se possa identificar o usuário na pesquisa, isso se da pelo simples fato de que se por algum motivo eu ou você caro leito tivéssemos acesso a este tipo de informação estaríamos infringindo regras voltadas para a privacidade dos dados, </text:span><text:span text:style-name="T27">ii) a maioria dos dataset advindos do Kaggle já possuem este tipo de tratamento inicial, logo acredito que aplicar outros métodos para a limpeza dos dados seria de alguma forma perda de tempo.</text:span></text:p>
      <text:p text:style-name="P56"/>
      <text:p text:style-name="P56"/>
      <text:p text:style-name="P56"/>
      <text:p text:style-name="P56"/>
      <text:h text:style-name="P57" text:outline-level="1"><text:bookmark-start text:name="__RefHeading___Toc682_48351520"/><text:soft-page-break/>Análise Descritiva<text:bookmark-end text:name="__RefHeading___Toc682_48351520"/></text:h>
      <text:p text:style-name="P58">Indo direto para o ponto que nos interessa, a análise de dados descritiva, você pode estar se perguntando “então você não irá criar modelos probabilísticos?”, e minha resposta seria algo do tipo “não”, porém, isso não significa que eu simplesmente não queira aplicar métodos probabilísticos para uma <text:span text:style-name="T20">análise preditiva</text:span><text:span text:style-name="T21">, o que acontece é que sou realista o suficiente para entender que não possuo conhecimentos necessários para falar sobre modelos de machine learning <text:s/>entre outros, prefiro reconhecer está minha falha ao invés de tentar parecer um guru apenas para ganhar algum tipo de reconhecimento. Logo, tudo que veremos a seguir se tratará da análise de dados descritiva.</text:span></text:p>
      <text:p text:style-name="P59"/>
      <text:h text:style-name="P60" text:outline-level="2">Padronização e normalização dos dados</text:h>
      <text:p text:style-name="P61">Nesta etapa fiz algumas aplicações de métodos estatístico para primeiro, identificar proporcionalidade no quesito da representação de indivíduos de acordo com seu gênero, segundo foi a aplicação do C<text:span text:style-name="T20">oeficiente de Bowley </text:span><text:span text:style-name="T28">para entender se existia por sua vez algum tipo de assimetria no conjunto de dados (a aplicação deste coeficiente foi feita de acordo com a classificação do gênero), logo em seguida foi utilizad</text:span><text:span text:style-name="T29">o os quartis para fazer a criação de classes para as faixas etárias e com isso, finalizada a criação da tabela frequência que será usada na análise de dados </text:span><text:span text:style-name="T30">explicatória</text:span><text:span text:style-name="T29">, e para finalizar foram incluídas <text:s/>três novas colunas para a representação de valores qualitativos:ordinais em forma quantitativa:contínua. A seguir irei explicar cada passo aqui apresentado para por fim irmos para análise de dados explicatória. </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6T21:37:12.383654009</meta:creation-date>
    <dc:date>2025-08-08T22:53:42.763276728</dc:date>
    <meta:editing-duration>PT3H12M34S</meta:editing-duration>
    <meta:editing-cycles>12</meta:editing-cycles>
    <meta:generator>LibreOffice/25.2.5.2$Linux_X86_64 LibreOffice_project/fb4792146257752f54eab576deb869869b108571</meta:generator>
    <meta:print-date>2025-08-07T22:02:18.092583707</meta:print-date>
    <meta:printed-by>Arquivos PDF</meta:printed-by>
    <meta:document-statistic meta:table-count="0" meta:image-count="0" meta:object-count="0" meta:page-count="7" meta:paragraph-count="81" meta:word-count="1403" meta:character-count="9681" meta:non-whitespace-character-count="7547"/>
  </office:meta>
</office:document-meta>
</file>